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b47f5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officeooo:rsid="0004f82b" officeooo:paragraph-rsid="0013ca20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bcc7b"/>
    </style:style>
    <style:style style:name="T14" style:family="text">
      <style:text-properties officeooo:rsid="000bcc7b"/>
    </style:style>
    <style:style style:name="T15" style:family="text">
      <style:text-properties officeooo:rsid="00126629"/>
    </style:style>
    <style:style style:name="T16" style:family="text">
      <style:text-properties officeooo:rsid="0013ca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AMPLE <text:span text:style-name="T1">1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60_MemEx1/inst.rom</text:span></text:p>
      <text:p text:style-name="P6"/>
      <text:p text:style-name="P23">This Mips pipeline implementation <text:span text:style-name="T15">can handle</text:span> data hazards <text:span text:style-name="T16">and </text:span>can<text:span text:style-name="T16">not</text:span> handle branchs.</text:p>
      <text:p text:style-name="P6"/>
      <text:p text:style-name="P6">The user should set initial register values (linear). No data values are required.</text:p>
      <text:p text:style-name="P13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7"/>
      <text:p text:style-name="P7">ADD <text:span text:style-name="T1">r1,r1,r2</text:span></text:p>
      <text:p text:style-name="P8">ADD <text:span text:style-name="T1">r3,r0,r2</text:span></text:p>
      <text:p text:style-name="P8">ADD <text:span text:style-name="T1">r4,r0,r2</text:span></text:p>
      <text:p text:style-name="P8">ADD <text:span text:style-name="T1">r5,r0,r2</text:span></text:p>
      <text:p text:style-name="P8">ADD <text:span text:style-name="T1">r6,r0,r2</text:span></text:p>
      <text:p text:style-name="P5"/>
      <text:p text:style-name="P11">ADD <text:span text:style-name="T1">r1,r1,r2</text:span><text:span text:style-name="T8"> – type R instruction</text:span></text:p>
      <text:p text:style-name="P14">opcode = 0 <text:s text:c="4"/>rs <text:span text:style-name="T5">= 1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10 <text:s text:c="2"/>00001</text:span> <text:s text:c="4"/>00000 <text:s text:c="3"/>100000</text:p>
      <text:p text:style-name="P3">0x00220820</text:p>
      <text:p text:style-name="P5"/>
      <text:p text:style-name="P12">ADD <text:span text:style-name="T1">r3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00 <text:s text:c="3"/>00010 <text:s text:c="2"/>00011</text:span> <text:s text:c="4"/>00000 <text:s text:c="3"/>100000</text:p>
      <text:p text:style-name="P4">0x00<text:span text:style-name="T14">0</text:span>2<text:span text:style-name="T14">1</text:span>820</text:p>
      <text:p text:style-name="P17"/>
      <text:p text:style-name="P18">ADD <text:span text:style-name="T1">r4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4 <text:s text:c="4"/></text:span>sh = 0 <text:s text:c="4"/>func<text:span text:style-name="T5"> </text:span>= 32</text:p>
      <text:p text:style-name="P2">000000 <text:s text:c="10"/><text:span text:style-name="T5">00000 <text:s text:c="3"/>00010 <text:s text:c="2"/>00100</text:span> <text:s text:c="4"/>00000 <text:s text:c="3"/>100000</text:p>
      <text:p text:style-name="P4">0x00<text:span text:style-name="T14">0</text:span>2<text:span text:style-name="T14">20</text:span>20</text:p>
      <text:p text:style-name="P17"/>
      <text:p text:style-name="P18">ADD <text:span text:style-name="T1">r5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5 <text:s text:c="4"/></text:span>sh = 0 <text:s text:c="4"/>func<text:span text:style-name="T5"> </text:span>= 32</text:p>
      <text:p text:style-name="P2">000000 <text:s text:c="10"/><text:span text:style-name="T5">00000 <text:s text:c="3"/>00010 <text:s text:c="2"/>00101</text:span> <text:s text:c="4"/>00000 <text:s text:c="3"/>100000</text:p>
      <text:p text:style-name="P4">0x00<text:span text:style-name="T14">0</text:span>22820</text:p>
      <text:p text:style-name="P17"/>
      <text:p text:style-name="P16">ADD <text:span text:style-name="T1">r6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6 <text:s text:c="4"/></text:span>sh = 0 <text:s text:c="4"/>func<text:span text:style-name="T5"> </text:span>= 32</text:p>
      <text:p text:style-name="P2">000000 <text:s text:c="10"/><text:span text:style-name="T5">00000 <text:s text:c="3"/>00010 <text:s text:c="2"/>00110</text:span> <text:s text:c="4"/>00000 <text:s text:c="3"/>100000</text:p>
      <text:p text:style-name="P4">0x00<text:span text:style-name="T14">0</text:span>2<text:span text:style-name="T14">3</text:span>020</text:p>
      <text:p text:style-name="P17"/>
      <text:p text:style-name="P5">The <text:span text:style-name="T7">hexadecimal</text:span> code example is:</text:p>
      <text:p text:style-name="P7"/>
      <text:p text:style-name="P10">ADD <text:span text:style-name="T1">r1,r1,r2 – </text:span><text:span text:style-name="T12">0x00220820</text:span></text:p>
      <text:p text:style-name="P10">ADD <text:span text:style-name="T1">r3,r0,r2 – </text:span><text:span text:style-name="T12">0x00</text:span><text:span text:style-name="T13">0</text:span><text:span text:style-name="T12">2</text:span><text:span text:style-name="T13">1</text:span><text:span text:style-name="T12">820</text:span></text:p>
      <text:p text:style-name="P10">ADD <text:span text:style-name="T1">r4,r0,r2 – </text:span><text:span text:style-name="T12">0x00</text:span><text:span text:style-name="T13">0</text:span><text:span text:style-name="T12">2</text:span><text:span text:style-name="T13">20</text:span><text:span text:style-name="T12">20</text:span></text:p>
      <text:p text:style-name="P10">ADD <text:span text:style-name="T1">r5,r0,r2 – </text:span><text:span text:style-name="T12">0x00</text:span><text:span text:style-name="T13">0</text:span><text:span text:style-name="T12">22820</text:span></text:p>
      <text:p text:style-name="P10">ADD <text:span text:style-name="T1">r6,r0,r2 – </text:span><text:span text:style-name="T12">0x00</text:span><text:span text:style-name="T13">0</text:span><text:span text:style-name="T12">2</text:span><text:span text:style-name="T13">3</text:span><text:span text:style-name="T12">020</text:span></text:p>
      <text:p text:style-name="P5"/>
      <text:p text:style-name="P5"/>
      <text:p text:style-name="P5"/>
      <text:p text:style-name="P19">Calculations check (with linear initial register values):</text:p>
      <text:p text:style-name="Standard"><text:soft-page-break/><text:span text:style-name="Default_20_Paragraph_20_Font"><text:span text:style-name="T6"/></text:span></text:p>
      <text:p text:style-name="P20">ADD <text:span text:style-name="T1">r1,r1,r2 – r1 = 3</text:span></text:p>
      <text:p text:style-name="P20">ADD <text:span text:style-name="T1">r3,r0,r2 – r3 = 2</text:span></text:p>
      <text:p text:style-name="P21">ADD <text:span text:style-name="T1">r4,r0,r2 – r4 = 2</text:span></text:p>
      <text:p text:style-name="P21">ADD <text:span text:style-name="T1">r5,r0,r2 – r5 = 2</text:span></text:p>
      <text:p text:style-name="P9"><text:span text:style-name="Default_20_Paragraph_20_Font"><text:span text:style-name="T9">ADD </text:span></text:span><text:span text:style-name="Default_20_Paragraph_20_Font"><text:span text:style-name="T10">r6,r0,r2 – r6 = </text:span></text:span><text:span text:style-name="Default_20_Paragraph_20_Font"><text:span text:style-name="T11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22:46:52.068858307</dc:date>
    <meta:editing-cycles>22</meta:editing-cycles>
    <meta:editing-duration>PT43M13S</meta:editing-duration>
    <meta:document-statistic meta:table-count="0" meta:image-count="0" meta:object-count="0" meta:page-count="2" meta:paragraph-count="42" meta:word-count="254" meta:character-count="1531" meta:non-whitespace-character-count="1094"/>
    <meta:template xlink:type="simple" xlink:actuate="onRequest" xlink:title="" xlink:href="Normal.dotm"/>
  </office:meta>
</office:document-meta>
</file>